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Multi</text:p>
            <text:p>Plateforme</text:p>
          </table:table-cell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2"/>
        </table:table-row>
        <table:table-row table:style-name="ro2">
          <table:table-cell/>
          <table:covered-table-cell table:number-columns-repeated="9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9">
            <text:p>Bureautique</text:p>
          </table:table-cell>
          <table:covered-table-cell table:style-name="ce6"/>
          <table:table-cell table:style-name="ce4" office:value-type="string" calcext:value-type="string" table:number-columns-spanned="2" table:number-rows-spanned="6">
            <text:p>Traitement de Text</text:p>
            <text:p>Offic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Pack Offic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<text:a xlink:href="https://www.libreoffice.org/" xlink:type="simple">LibreOffice</text:a>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3">
            <text:p>NotePad++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Gedit</text:p>
          </table:table-cell>
          <table:covered-table-cell table:style-name="ce6"/>
          <table:table-cell table:style-name="ce6" office:value-type="string" calcext:value-type="string">
            <text:p>?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3">
            <text:p>Agenda</text:p>
          </table:table-cell>
          <table:covered-table-cell table:style-name="ce6"/>
          <table:table-cell table:style-name="ce4" office:value-type="string" calcext:value-type="string" table:number-columns-spanned="2" table:number-rows-spanned="3">
            <text:p>MS Outlook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col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Math</text:p>
          </table:table-cell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Accessoir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WinRar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<text:a xlink:href="https://www.7-zip.org/" xlink:type="simple">7zip</text:a>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18.03</text:p>
          </table:table-cell>
          <table:table-cell table:style-name="ce6" office:value-type="string" calcext:value-type="string">
            <text:p>03/2018</text:p>
          </table:table-cell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<text:a xlink:href="https://freefilesync.org/" xlink:type="simple">FreeFile Sync</text:a>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10.5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Kcalc</text:p>
          </table:table-cell>
          <table:covered-table-cell table:style-name="ce7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Internet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<text:a xlink:href="https://www.mozilla.org/" xlink:type="simple">Firefox</text:a></text:p>
          </table:table-cell>
          <table:covered-table-cell table:style-name="ce6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ce6"/>
          <table:covered-table-cell table:style-name="ce4"/>
          <table:covered-table-cell table:number-columns-repeated="2"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ce6"/>
          <table:table-cell table:style-name="ce6" office:value-type="string" calcext:value-type="string">
            <text:p>?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Client FTP/SFTP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3">
            <text:p>P2P/Torrent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Utorrent</text:p>
            <text:p>BitTorrent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<text:a xlink:href="https://deluge-torrent.org/" xlink:type="simple">Deluge</text:a>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3.1.X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Ktorrent</text:p>
          </table:table-cell>
          <table:covered-table-cell table:style-name="ce6"/>
          <table:table-cell table:style-name="ce6" office:value-type="string" calcext:value-type="string">
            <text:p>Linux ?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Paint Adobe</text:p>
            <text:p>PhotoShop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<text:a xlink:href="https://www.gimp.org/" xlink:type="simple">GIMP</text:a></text:p>
          </table:table-cell>
          <table:covered-table-cell table:style-name="ce6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covered-table-cell table:style-name="ce4"/>
          <table:covered-table-cell table:number-columns-repeated="2"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ce6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ce6"/>
          <table:covered-table-cell table:style-name="ce4"/>
          <table:covered-table-cell table:number-columns-repeated="2"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Maya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Son et Vidéo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Sony Vegas</text:p>
            <text:p>Adobe Premier</text:p>
          </table:table-cell>
          <table:covered-table-cell table:style-name="ce6"/>
          <table:table-cell table:style-name="ce4" office:value-type="string" calcext:value-type="string" table:number-columns-spanned="2" table:number-rows-spanned="2">
            <text:p>Kdenlive</text:p>
            <text:p><text:a xlink:href="https://www.lwks.com/" xlink:type="simple">LightWorks</text:a></text:p>
          </table:table-cell>
          <table:covered-table-cell table:style-name="ce6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covered-table-cell table:style-name="ce4"/>
          <table:covered-table-cell table:number-columns-repeated="2"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2">
            <text:p>Conversion Vidéo</text:p>
          </table:table-cell>
          <table:covered-table-cell table:style-name="ce6"/>
          <table:table-cell table:style-name="ce4" table:number-columns-spanned="2" table:number-rows-spanned="2"/>
          <table:covered-table-cell table:style-name="ce6"/>
          <table:table-cell table:style-name="ce4" office:value-type="string" calcext:value-type="string" table:number-columns-spanned="2" table:number-rows-spanned="2">
            <text:p><text:a xlink:href="https://handbrake.fr/" xlink:type="simple">Handbrake</text:a></text:p>
            <text:p>FFMPEG (CLI)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1.1/1.2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office:value-type="string" calcext:value-type="string" table:number-columns-spanned="2" table:number-rows-spanned="1">
            <text:p><text:a xlink:href="https://www.videolan.org/" xlink:type="simple">VLC</text:a>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Programmation</text:p>
          </table:table-cell>
          <table:covered-table-cell table:style-name="ce6"/>
          <table:table-cell table:style-name="ce4" office:value-type="string" calcext:value-type="string" table:number-columns-spanned="2" table:number-rows-spanned="3">
            <text:p>IDE</text:p>
          </table:table-cell>
          <table:covered-table-cell table:style-name="ce6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covered-table-cell table:style-name="ce4"/>
          <table:covered-table-cell table:style-name="ce6"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NetBeans(Web)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table:number-columns-spanned="2" table:number-rows-spanned="1"/>
          <table:covered-table-cell table:style-name="ce7"/>
          <table:table-cell table:style-name="ce4"/>
          <table:table-cell table:style-name="ce6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office:value-type="string" calcext:value-type="string" table:number-columns-spanned="2" table:number-rows-spanned="2">
            <text:p>Compilateur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office:value-type="string" calcext:value-type="string" table:number-columns-spanned="2" table:number-rows-spanned="1">
            <text:p>GCC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8.2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covered-table-cell table:number-columns-repeated="4" table:style-name="ce6"/>
          <table:table-cell table:style-name="ce4" table:number-columns-spanned="2" table:number-rows-spanned="1"/>
          <table:covered-table-cell table:style-name="ce6"/>
          <table:table-cell table:style-name="ce4" office:value-type="string" calcext:value-type="string" table:number-columns-spanned="2" table:number-rows-spanned="1">
            <text:p>Clang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covered-table-cell table:number-columns-repeated="2"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Systèm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Virtualisation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Vmwar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VirtualBox</text:p>
          </table:table-cell>
          <table:covered-table-cell table:style-name="ce6"/>
          <table:table-cell table:style-name="ce6" office:value-type="string" calcext:value-type="string">
            <text:p>Oui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Serveur LAMP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WAMP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<text:s/>LAMP</text:p>
          </table:table-cell>
          <table:covered-table-cell table:style-name="ce6"/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1">
            <text:p>Systeme de MAJ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Windows Update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Synaptic</text:p>
          </table:table-cell>
          <table:covered-table-cell table:style-name="ce6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4" office:value-type="string" calcext:value-type="string" table:number-columns-spanned="2" table:number-rows-spanned="4">
            <text:p>Interface</text:p>
          </table:table-cell>
          <table:covered-table-cell table:style-name="ce7"/>
          <table:table-cell table:style-name="ce4" office:value-type="string" calcext:value-type="string" table:number-columns-spanned="2" table:number-rows-spanned="4">
            <text:p>Windows Explorer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KDE</text:p>
          </table:table-cell>
          <table:covered-table-cell table:style-name="ce7"/>
          <table:table-cell table:style-name="ce4" office:value-type="string" calcext:value-type="string" table:number-columns-spanned="1" table:number-rows-spanned="4">
            <text:p>Linux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7"/>
          <table:covered-table-cell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LXDE</text:p>
          </table:table-cell>
          <table:covered-table-cell table:style-name="ce7"/>
          <table:covered-table-cell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6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…</text:p>
          </table:table-cell>
          <table:covered-table-cell table:style-name="ce7"/>
          <table:covered-table-cell table:style-name="ce6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 table:style-name="ce6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Mathématiques</text:p>
          </table:table-cell>
          <table:covered-table-cell table:style-name="Default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09:00:51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5T10:34:49.482000000</dc:date>
    <meta:editing-duration>PT5H30M50S</meta:editing-duration>
    <meta:editing-cycles>83</meta:editing-cycles>
    <meta:generator>LibreOffice/6.1.3.1$Windows_X86_64 LibreOffice_project/a9670562c26181ec3afbe381c9ff499ae88c98b7</meta:generator>
    <meta:document-statistic meta:table-count="1" meta:cell-count="148" meta:object-count="0"/>
  </office:meta>
</office:document-meta>
</file>